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6.76mm"/>
    </style:style>
    <style:style style:name="co3" style:family="table-column">
      <style:table-column-properties fo:break-before="auto" style:column-width="34.38mm"/>
    </style:style>
    <style:style style:name="co4" style:family="table-column">
      <style:table-column-properties fo:break-before="auto" style:column-width="6.03mm"/>
    </style:style>
    <style:style style:name="co5" style:family="table-column">
      <style:table-column-properties fo:break-before="auto" style:column-width="32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73.01mm" svg:height="97.44mm" svg:x="7.67mm" svg:y="64.88mm">
            <loext:p draw:notify-on-update-of-ranges="Planilha1.A1:Planilha1.A1 Planilha1.A2:Planilha1.A13 Planilha1.O1:Planilha1.O1 Planilha1.O2:Planilha1.O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Repository</text:p>
          </table:table-cell>
          <table:table-cell table:style-name="ce1" office:value-type="string" calcext:value-type="string">
            <text:p>2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3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4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5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6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7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Variance</text:p>
          </table:table-cell>
          <table:table-cell table:number-columns-repeated="3"/>
          <table:table-cell office:value-type="string" calcext:value-type="string">
            <text:p>Repository</text:p>
          </table:table-cell>
          <table:table-cell table:style-name="ce1" office:value-type="string" calcext:value-type="string">
            <text:p>2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3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4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5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6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7º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Repository 1</text:p>
          </table:table-cell>
          <table:table-cell office:value-type="float" office:value="1" calcext:value-type="float">
            <text:p>1</text:p>
          </table:table-cell>
          <table:table-cell table:formula="of:=ABS([.B2]-[.$N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D2]-[.$N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F2]-[.$N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BS([.H2]-[.$N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BS([.J2]-[.$N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L2]-[.$N2])" office:value-type="float" office:value="1" calcext:value-type="float">
            <text:p>1</text:p>
          </table:table-cell>
          <table:table-cell table:formula="of:=SUM([.B2];[.D2];[.F2];[.H2];[.J2];[.L2])/6" office:value-type="float" office:value="1" calcext:value-type="float">
            <text:p>1</text:p>
          </table:table-cell>
          <table:table-cell table:formula="of:=(([.C2]^2)+([.E2]^2)+([.G2]^2)+([.I2]^2)+([.K2]^2)+([.M2]^2))/6" office:value-type="float" office:value="3.33333333333333" calcext:value-type="float">
            <text:p>3,33333333333333</text:p>
          </table:table-cell>
          <table:table-cell table:number-columns-repeated="3"/>
          <table:table-cell office:value-type="string" calcext:value-type="string">
            <text:p>Repository 1</text:p>
          </table:table-cell>
          <table:table-cell office:value-type="float" office:value="10" calcext:value-type="float">
            <text:p>10</text:p>
          </table:table-cell>
          <table:table-cell table:formula="of:=ABS([.T2]-[.$AF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2]-[.$AF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2]-[.$AF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2]-[.$AF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2]-[.$AF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2]-[.$AF2])" office:value-type="float" office:value="0" calcext:value-type="float">
            <text:p>0</text:p>
          </table:table-cell>
          <table:table-cell table:formula="of:=SUM([.T2];[.V2];[.X2];[.Z2];[.AB2];[.AD2])/6" office:value-type="float" office:value="10" calcext:value-type="float">
            <text:p>10</text:p>
          </table:table-cell>
          <table:table-cell table:formula="of:=(([.U2]^2)+([.W2]^2)+([.Y2]^2)+([.AA2]^2)+([.AC2]^2)+([.AE2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2</text:p>
          </table:table-cell>
          <table:table-cell office:value-type="float" office:value="6" calcext:value-type="float">
            <text:p>6</text:p>
          </table:table-cell>
          <table:table-cell table:formula="of:=ABS([.B3]-[.$N3])" office:value-type="float" office:value="3.66666666666667" calcext:value-type="float">
            <text:p>3,66666666666667</text:p>
          </table:table-cell>
          <table:table-cell office:value-type="float" office:value="0" calcext:value-type="float">
            <text:p>0</text:p>
          </table:table-cell>
          <table:table-cell table:formula="of:=ABS([.D3]-[.$N3])" office:value-type="float" office:value="2.33333333333333" calcext:value-type="float">
            <text:p>2,33333333333333</text:p>
          </table:table-cell>
          <table:table-cell office:value-type="float" office:value="0" calcext:value-type="float">
            <text:p>0</text:p>
          </table:table-cell>
          <table:table-cell table:formula="of:=ABS([.F3]-[.$N3])" office:value-type="float" office:value="2.33333333333333" calcext:value-type="float">
            <text:p>2,33333333333333</text:p>
          </table:table-cell>
          <table:table-cell office:value-type="float" office:value="6" calcext:value-type="float">
            <text:p>6</text:p>
          </table:table-cell>
          <table:table-cell table:formula="of:=ABS([.H3]-[.$N3])" office:value-type="float" office:value="3.66666666666667" calcext:value-type="float">
            <text:p>3,66666666666667</text:p>
          </table:table-cell>
          <table:table-cell office:value-type="float" office:value="0" calcext:value-type="float">
            <text:p>0</text:p>
          </table:table-cell>
          <table:table-cell table:formula="of:=ABS([.J3]-[.$N3])" office:value-type="float" office:value="2.33333333333333" calcext:value-type="float">
            <text:p>2,33333333333333</text:p>
          </table:table-cell>
          <table:table-cell office:value-type="float" office:value="2" calcext:value-type="float">
            <text:p>2</text:p>
          </table:table-cell>
          <table:table-cell table:formula="of:=ABS([.L3]-[.$N3])" office:value-type="float" office:value="0.333333333333333" calcext:value-type="float">
            <text:p>0,333333333333333</text:p>
          </table:table-cell>
          <table:table-cell table:formula="of:=SUM([.B3];[.D3];[.F3];[.H3];[.J3];[.L3])/6" office:value-type="float" office:value="2.33333333333333" calcext:value-type="float">
            <text:p>2,33333333333333</text:p>
          </table:table-cell>
          <table:table-cell table:formula="of:=(([.C3]^2)+([.E3]^2)+([.G3]^2)+([.I3]^2)+([.K3]^2)+([.M3]^2))/6" office:value-type="float" office:value="7.22222222222222" calcext:value-type="float">
            <text:p>7,22222222222222</text:p>
          </table:table-cell>
          <table:table-cell table:number-columns-repeated="3"/>
          <table:table-cell office:value-type="string" calcext:value-type="string">
            <text:p>Repository 2</text:p>
          </table:table-cell>
          <table:table-cell office:value-type="float" office:value="10" calcext:value-type="float">
            <text:p>10</text:p>
          </table:table-cell>
          <table:table-cell table:formula="of:=ABS([.T3]-[.$AF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3]-[.$AF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3]-[.$AF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3]-[.$AF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3]-[.$AF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3]-[.$AF3])" office:value-type="float" office:value="0" calcext:value-type="float">
            <text:p>0</text:p>
          </table:table-cell>
          <table:table-cell table:formula="of:=SUM([.T3];[.V3];[.X3];[.Z3];[.AB3];[.AD3])/6" office:value-type="float" office:value="10" calcext:value-type="float">
            <text:p>10</text:p>
          </table:table-cell>
          <table:table-cell table:formula="of:=(([.U3]^2)+([.W3]^2)+([.Y3]^2)+([.AA3]^2)+([.AC3]^2)+([.AE3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3</text:p>
          </table:table-cell>
          <table:table-cell office:value-type="float" office:value="3" calcext:value-type="float">
            <text:p>3</text:p>
          </table:table-cell>
          <table:table-cell table:formula="of:=ABS([.B4]-[.$N4])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 table:formula="of:=ABS([.D4]-[.$N4])" office:value-type="float" office:value="2.66666666666667" calcext:value-type="float">
            <text:p>2,66666666666667</text:p>
          </table:table-cell>
          <table:table-cell office:value-type="float" office:value="0" calcext:value-type="float">
            <text:p>0</text:p>
          </table:table-cell>
          <table:table-cell table:formula="of:=ABS([.F4]-[.$N4])" office:value-type="float" office:value="2.66666666666667" calcext:value-type="float">
            <text:p>2,66666666666667</text:p>
          </table:table-cell>
          <table:table-cell office:value-type="float" office:value="10" calcext:value-type="float">
            <text:p>10</text:p>
          </table:table-cell>
          <table:table-cell table:formula="of:=ABS([.H4]-[.$N4])" office:value-type="float" office:value="7.33333333333333" calcext:value-type="float">
            <text:p>7,33333333333333</text:p>
          </table:table-cell>
          <table:table-cell office:value-type="float" office:value="1" calcext:value-type="float">
            <text:p>1</text:p>
          </table:table-cell>
          <table:table-cell table:formula="of:=ABS([.J4]-[.$N4])" office:value-type="float" office:value="1.66666666666667" calcext:value-type="float">
            <text:p>1,66666666666667</text:p>
          </table:table-cell>
          <table:table-cell office:value-type="float" office:value="2" calcext:value-type="float">
            <text:p>2</text:p>
          </table:table-cell>
          <table:table-cell table:formula="of:=ABS([.L4]-[.$N4])" office:value-type="float" office:value="0.666666666666667" calcext:value-type="float">
            <text:p>0,666666666666667</text:p>
          </table:table-cell>
          <table:table-cell table:formula="of:=SUM([.B4];[.D4];[.F4];[.H4];[.J4];[.L4])/6" office:value-type="float" office:value="2.66666666666667" calcext:value-type="float">
            <text:p>2,66666666666667</text:p>
          </table:table-cell>
          <table:table-cell table:formula="of:=(([.C4]^2)+([.E4]^2)+([.G4]^2)+([.I4]^2)+([.K4]^2)+([.M4]^2))/6" office:value-type="float" office:value="11.8888888888889" calcext:value-type="float">
            <text:p>11,8888888888889</text:p>
          </table:table-cell>
          <table:table-cell table:number-columns-repeated="3"/>
          <table:table-cell office:value-type="string" calcext:value-type="string">
            <text:p>Repository 3</text:p>
          </table:table-cell>
          <table:table-cell office:value-type="float" office:value="10" calcext:value-type="float">
            <text:p>10</text:p>
          </table:table-cell>
          <table:table-cell table:formula="of:=ABS([.T4]-[.$AF4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4]-[.$AF4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4]-[.$AF4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4]-[.$AF4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4]-[.$AF4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4]-[.$AF4])" office:value-type="float" office:value="0" calcext:value-type="float">
            <text:p>0</text:p>
          </table:table-cell>
          <table:table-cell table:formula="of:=SUM([.T4];[.V4];[.X4];[.Z4];[.AB4];[.AD4])/6" office:value-type="float" office:value="10" calcext:value-type="float">
            <text:p>10</text:p>
          </table:table-cell>
          <table:table-cell table:formula="of:=(([.U4]^2)+([.W4]^2)+([.Y4]^2)+([.AA4]^2)+([.AC4]^2)+([.AE4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4</text:p>
          </table:table-cell>
          <table:table-cell office:value-type="float" office:value="6" calcext:value-type="float">
            <text:p>6</text:p>
          </table:table-cell>
          <table:table-cell table:formula="of:=ABS([.B5]-[.$N5]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 table:formula="of:=ABS([.D5]-[.$N5])" office:value-type="float" office:value="1.83333333333333" calcext:value-type="float">
            <text:p>1,83333333333333</text:p>
          </table:table-cell>
          <table:table-cell office:value-type="float" office:value="0" calcext:value-type="float">
            <text:p>0</text:p>
          </table:table-cell>
          <table:table-cell table:formula="of:=ABS([.F5]-[.$N5])" office:value-type="float" office:value="1.83333333333333" calcext:value-type="float">
            <text:p>1,83333333333333</text:p>
          </table:table-cell>
          <table:table-cell office:value-type="float" office:value="1" calcext:value-type="float">
            <text:p>1</text:p>
          </table:table-cell>
          <table:table-cell table:formula="of:=ABS([.H5]-[.$N5])" office:value-type="float" office:value="0.833333333333333" calcext:value-type="float">
            <text:p>0,833333333333333</text:p>
          </table:table-cell>
          <table:table-cell office:value-type="float" office:value="1" calcext:value-type="float">
            <text:p>1</text:p>
          </table:table-cell>
          <table:table-cell table:formula="of:=ABS([.J5]-[.$N5])" office:value-type="float" office:value="0.833333333333333" calcext:value-type="float">
            <text:p>0,833333333333333</text:p>
          </table:table-cell>
          <table:table-cell office:value-type="float" office:value="3" calcext:value-type="float">
            <text:p>3</text:p>
          </table:table-cell>
          <table:table-cell table:formula="of:=ABS([.L5]-[.$N5])" office:value-type="float" office:value="1.16666666666667" calcext:value-type="float">
            <text:p>1,16666666666667</text:p>
          </table:table-cell>
          <table:table-cell table:formula="of:=SUM([.B5];[.D5];[.F5];[.H5];[.J5];[.L5])/6" office:value-type="float" office:value="1.83333333333333" calcext:value-type="float">
            <text:p>1,83333333333333</text:p>
          </table:table-cell>
          <table:table-cell table:formula="of:=(([.C5]^2)+([.E5]^2)+([.G5]^2)+([.I5]^2)+([.K5]^2)+([.M5]^2))/6" office:value-type="float" office:value="4.47222222222222" calcext:value-type="float">
            <text:p>4,47222222222222</text:p>
          </table:table-cell>
          <table:table-cell table:number-columns-repeated="3"/>
          <table:table-cell office:value-type="string" calcext:value-type="string">
            <text:p>Repository 4</text:p>
          </table:table-cell>
          <table:table-cell office:value-type="float" office:value="10" calcext:value-type="float">
            <text:p>10</text:p>
          </table:table-cell>
          <table:table-cell table:formula="of:=ABS([.T5]-[.$AF5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5]-[.$AF5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5]-[.$AF5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5]-[.$AF5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5]-[.$AF5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5]-[.$AF5])" office:value-type="float" office:value="0" calcext:value-type="float">
            <text:p>0</text:p>
          </table:table-cell>
          <table:table-cell table:formula="of:=SUM([.T5];[.V5];[.X5];[.Z5];[.AB5];[.AD5])/6" office:value-type="float" office:value="10" calcext:value-type="float">
            <text:p>10</text:p>
          </table:table-cell>
          <table:table-cell table:formula="of:=(([.U5]^2)+([.W5]^2)+([.Y5]^2)+([.AA5]^2)+([.AC5]^2)+([.AE5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5</text:p>
          </table:table-cell>
          <table:table-cell office:value-type="float" office:value="7" calcext:value-type="float">
            <text:p>7</text:p>
          </table:table-cell>
          <table:table-cell table:formula="of:=ABS([.B6]-[.$N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BS([.D6]-[.$N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BS([.F6]-[.$N6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BS([.H6]-[.$N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ABS([.J6]-[.$N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L6]-[.$N6])" office:value-type="float" office:value="2" calcext:value-type="float">
            <text:p>2</text:p>
          </table:table-cell>
          <table:table-cell table:formula="of:=SUM([.B6];[.D6];[.F6];[.H6];[.J6];[.L6])/6" office:value-type="float" office:value="3" calcext:value-type="float">
            <text:p>3</text:p>
          </table:table-cell>
          <table:table-cell table:formula="of:=(([.C6]^2)+([.E6]^2)+([.G6]^2)+([.I6]^2)+([.K6]^2)+([.M6]^2))/6" office:value-type="float" office:value="7" calcext:value-type="float">
            <text:p>7</text:p>
          </table:table-cell>
          <table:table-cell/>
          <table:table-cell office:value-type="string" calcext:value-type="string">
            <text:p>Expected Scenario</text:p>
          </table:table-cell>
          <table:table-cell/>
          <table:table-cell office:value-type="string" calcext:value-type="string">
            <text:p>Repository 5</text:p>
          </table:table-cell>
          <table:table-cell office:value-type="float" office:value="10" calcext:value-type="float">
            <text:p>10</text:p>
          </table:table-cell>
          <table:table-cell table:formula="of:=ABS([.T6]-[.$AF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6]-[.$AF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6]-[.$AF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6]-[.$AF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6]-[.$AF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6]-[.$AF6])" office:value-type="float" office:value="0" calcext:value-type="float">
            <text:p>0</text:p>
          </table:table-cell>
          <table:table-cell table:formula="of:=SUM([.T6];[.V6];[.X6];[.Z6];[.AB6];[.AD6])/6" office:value-type="float" office:value="10" calcext:value-type="float">
            <text:p>10</text:p>
          </table:table-cell>
          <table:table-cell table:formula="of:=(([.U6]^2)+([.W6]^2)+([.Y6]^2)+([.AA6]^2)+([.AC6]^2)+([.AE6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6</text:p>
          </table:table-cell>
          <table:table-cell office:value-type="float" office:value="4" calcext:value-type="float">
            <text:p>4</text:p>
          </table:table-cell>
          <table:table-cell table:formula="of:=ABS([.B7]-[.$N7])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ABS([.D7]-[.$N7])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ABS([.F7]-[.$N7])"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table:formula="of:=ABS([.H7]-[.$N7])"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table:formula="of:=ABS([.J7]-[.$N7])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ABS([.L7]-[.$N7])" office:value-type="float" office:value="0.5" calcext:value-type="float">
            <text:p>0,5</text:p>
          </table:table-cell>
          <table:table-cell table:formula="of:=SUM([.B7];[.D7];[.F7];[.H7];[.J7];[.L7])/6" office:value-type="float" office:value="2.5" calcext:value-type="float">
            <text:p>2,5</text:p>
          </table:table-cell>
          <table:table-cell table:formula="of:=(([.C7]^2)+([.E7]^2)+([.G7]^2)+([.I7]^2)+([.K7]^2)+([.M7]^2))/6" office:value-type="float" office:value="7.91666666666667" calcext:value-type="float">
            <text:p>7,91666666666667</text:p>
          </table:table-cell>
          <table:table-cell table:number-columns-repeated="3"/>
          <table:table-cell office:value-type="string" calcext:value-type="string">
            <text:p>Repository 6</text:p>
          </table:table-cell>
          <table:table-cell office:value-type="float" office:value="10" calcext:value-type="float">
            <text:p>10</text:p>
          </table:table-cell>
          <table:table-cell table:formula="of:=ABS([.T7]-[.$AF7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7]-[.$AF7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7]-[.$AF7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7]-[.$AF7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7]-[.$AF7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7]-[.$AF7])" office:value-type="float" office:value="0" calcext:value-type="float">
            <text:p>0</text:p>
          </table:table-cell>
          <table:table-cell table:formula="of:=SUM([.T7];[.V7];[.X7];[.Z7];[.AB7];[.AD7])/6" office:value-type="float" office:value="10" calcext:value-type="float">
            <text:p>10</text:p>
          </table:table-cell>
          <table:table-cell table:formula="of:=(([.U7]^2)+([.W7]^2)+([.Y7]^2)+([.AA7]^2)+([.AC7]^2)+([.AE7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7</text:p>
          </table:table-cell>
          <table:table-cell office:value-type="float" office:value="8" calcext:value-type="float">
            <text:p>8</text:p>
          </table:table-cell>
          <table:table-cell table:formula="of:=ABS([.B8]-[.$N8])" office:value-type="float" office:value="4.16666666666667" calcext:value-type="float">
            <text:p>4,16666666666667</text:p>
          </table:table-cell>
          <table:table-cell office:value-type="float" office:value="1" calcext:value-type="float">
            <text:p>1</text:p>
          </table:table-cell>
          <table:table-cell table:formula="of:=ABS([.D8]-[.$N8])" office:value-type="float" office:value="2.83333333333333" calcext:value-type="float">
            <text:p>2,83333333333333</text:p>
          </table:table-cell>
          <table:table-cell office:value-type="float" office:value="0" calcext:value-type="float">
            <text:p>0</text:p>
          </table:table-cell>
          <table:table-cell table:formula="of:=ABS([.F8]-[.$N8])" office:value-type="float" office:value="3.83333333333333" calcext:value-type="float">
            <text:p>3,83333333333333</text:p>
          </table:table-cell>
          <table:table-cell office:value-type="float" office:value="10" calcext:value-type="float">
            <text:p>10</text:p>
          </table:table-cell>
          <table:table-cell table:formula="of:=ABS([.H8]-[.$N8])" office:value-type="float" office:value="6.16666666666667" calcext:value-type="float">
            <text:p>6,16666666666667</text:p>
          </table:table-cell>
          <table:table-cell office:value-type="float" office:value="2" calcext:value-type="float">
            <text:p>2</text:p>
          </table:table-cell>
          <table:table-cell table:formula="of:=ABS([.J8]-[.$N8])" office:value-type="float" office:value="1.83333333333333" calcext:value-type="float">
            <text:p>1,83333333333333</text:p>
          </table:table-cell>
          <table:table-cell office:value-type="float" office:value="2" calcext:value-type="float">
            <text:p>2</text:p>
          </table:table-cell>
          <table:table-cell table:formula="of:=ABS([.L8]-[.$N8])" office:value-type="float" office:value="1.83333333333333" calcext:value-type="float">
            <text:p>1,83333333333333</text:p>
          </table:table-cell>
          <table:table-cell table:formula="of:=SUM([.B8];[.D8];[.F8];[.H8];[.J8];[.L8])/6" office:value-type="float" office:value="3.83333333333333" calcext:value-type="float">
            <text:p>3,83333333333333</text:p>
          </table:table-cell>
          <table:table-cell table:formula="of:=(([.C8]^2)+([.E8]^2)+([.G8]^2)+([.I8]^2)+([.K8]^2)+([.M8]^2))/6" office:value-type="float" office:value="14.1388888888889" calcext:value-type="float">
            <text:p>14,1388888888889</text:p>
          </table:table-cell>
          <table:table-cell table:number-columns-repeated="3"/>
          <table:table-cell office:value-type="string" calcext:value-type="string">
            <text:p>Repository 7</text:p>
          </table:table-cell>
          <table:table-cell office:value-type="float" office:value="10" calcext:value-type="float">
            <text:p>10</text:p>
          </table:table-cell>
          <table:table-cell table:formula="of:=ABS([.T8]-[.$AF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8]-[.$AF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8]-[.$AF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8]-[.$AF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8]-[.$AF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8]-[.$AF8])" office:value-type="float" office:value="0" calcext:value-type="float">
            <text:p>0</text:p>
          </table:table-cell>
          <table:table-cell table:formula="of:=SUM([.T8];[.V8];[.X8];[.Z8];[.AB8];[.AD8])/6" office:value-type="float" office:value="10" calcext:value-type="float">
            <text:p>10</text:p>
          </table:table-cell>
          <table:table-cell table:formula="of:=(([.U8]^2)+([.W8]^2)+([.Y8]^2)+([.AA8]^2)+([.AC8]^2)+([.AE8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8</text:p>
          </table:table-cell>
          <table:table-cell office:value-type="float" office:value="5" calcext:value-type="float">
            <text:p>5</text:p>
          </table:table-cell>
          <table:table-cell table:formula="of:=ABS([.B9]-[.$N9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D9]-[.$N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BS([.F9]-[.$N9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ABS([.H9]-[.$N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BS([.J9]-[.$N9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L9]-[.$N9])" office:value-type="float" office:value="1" calcext:value-type="float">
            <text:p>1</text:p>
          </table:table-cell>
          <table:table-cell table:formula="of:=SUM([.B9];[.D9];[.F9];[.H9];[.J9];[.L9])/6" office:value-type="float" office:value="3" calcext:value-type="float">
            <text:p>3</text:p>
          </table:table-cell>
          <table:table-cell table:formula="of:=(([.C9]^2)+([.E9]^2)+([.G9]^2)+([.I9]^2)+([.K9]^2)+([.M9]^2))/6" office:value-type="float" office:value="8.66666666666667" calcext:value-type="float">
            <text:p>8,66666666666667</text:p>
          </table:table-cell>
          <table:table-cell table:number-columns-repeated="3"/>
          <table:table-cell office:value-type="string" calcext:value-type="string">
            <text:p>Repository 8</text:p>
          </table:table-cell>
          <table:table-cell office:value-type="float" office:value="10" calcext:value-type="float">
            <text:p>10</text:p>
          </table:table-cell>
          <table:table-cell table:formula="of:=ABS([.T9]-[.$AF9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9]-[.$AF9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9]-[.$AF9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9]-[.$AF9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9]-[.$AF9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9]-[.$AF9])" office:value-type="float" office:value="0" calcext:value-type="float">
            <text:p>0</text:p>
          </table:table-cell>
          <table:table-cell table:formula="of:=SUM([.T9];[.V9];[.X9];[.Z9];[.AB9];[.AD9])/6" office:value-type="float" office:value="10" calcext:value-type="float">
            <text:p>10</text:p>
          </table:table-cell>
          <table:table-cell table:formula="of:=(([.U9]^2)+([.W9]^2)+([.Y9]^2)+([.AA9]^2)+([.AC9]^2)+([.AE9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9</text:p>
          </table:table-cell>
          <table:table-cell office:value-type="float" office:value="9" calcext:value-type="float">
            <text:p>9</text:p>
          </table:table-cell>
          <table:table-cell table:formula="of:=ABS([.B10]-[.$N10])" office:value-type="float" office:value="5.16666666666667" calcext:value-type="float">
            <text:p>5,16666666666667</text:p>
          </table:table-cell>
          <table:table-cell office:value-type="float" office:value="1" calcext:value-type="float">
            <text:p>1</text:p>
          </table:table-cell>
          <table:table-cell table:formula="of:=ABS([.D10]-[.$N10])" office:value-type="float" office:value="2.83333333333333" calcext:value-type="float">
            <text:p>2,83333333333333</text:p>
          </table:table-cell>
          <table:table-cell office:value-type="float" office:value="0" calcext:value-type="float">
            <text:p>0</text:p>
          </table:table-cell>
          <table:table-cell table:formula="of:=ABS([.F10]-[.$N10])" office:value-type="float" office:value="3.83333333333333" calcext:value-type="float">
            <text:p>3,83333333333333</text:p>
          </table:table-cell>
          <table:table-cell office:value-type="float" office:value="7" calcext:value-type="float">
            <text:p>7</text:p>
          </table:table-cell>
          <table:table-cell table:formula="of:=ABS([.H10]-[.$N10])" office:value-type="float" office:value="3.16666666666667" calcext:value-type="float">
            <text:p>3,16666666666667</text:p>
          </table:table-cell>
          <table:table-cell office:value-type="float" office:value="2" calcext:value-type="float">
            <text:p>2</text:p>
          </table:table-cell>
          <table:table-cell table:formula="of:=ABS([.J10]-[.$N10])" office:value-type="float" office:value="1.83333333333333" calcext:value-type="float">
            <text:p>1,83333333333333</text:p>
          </table:table-cell>
          <table:table-cell office:value-type="float" office:value="4" calcext:value-type="float">
            <text:p>4</text:p>
          </table:table-cell>
          <table:table-cell table:formula="of:=ABS([.L10]-[.$N10])" office:value-type="float" office:value="0.166666666666667" calcext:value-type="float">
            <text:p>0,166666666666667</text:p>
          </table:table-cell>
          <table:table-cell table:formula="of:=SUM([.B10];[.D10];[.F10];[.H10];[.J10];[.L10])/6" office:value-type="float" office:value="3.83333333333333" calcext:value-type="float">
            <text:p>3,83333333333333</text:p>
          </table:table-cell>
          <table:table-cell table:formula="of:=(([.C10]^2)+([.E10]^2)+([.G10]^2)+([.I10]^2)+([.K10]^2)+([.M10]^2))/6" office:value-type="float" office:value="10.4722222222222" calcext:value-type="float">
            <text:p>10,4722222222222</text:p>
          </table:table-cell>
          <table:table-cell table:number-columns-repeated="3"/>
          <table:table-cell office:value-type="string" calcext:value-type="string">
            <text:p>Repository 9</text:p>
          </table:table-cell>
          <table:table-cell office:value-type="float" office:value="10" calcext:value-type="float">
            <text:p>10</text:p>
          </table:table-cell>
          <table:table-cell table:formula="of:=ABS([.T10]-[.$AF1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10]-[.$AF1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10]-[.$AF1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10]-[.$AF1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10]-[.$AF1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10]-[.$AF10])" office:value-type="float" office:value="0" calcext:value-type="float">
            <text:p>0</text:p>
          </table:table-cell>
          <table:table-cell table:formula="of:=SUM([.T10];[.V10];[.X10];[.Z10];[.AB10];[.AD10])/6" office:value-type="float" office:value="10" calcext:value-type="float">
            <text:p>10</text:p>
          </table:table-cell>
          <table:table-cell table:formula="of:=(([.U10]^2)+([.W10]^2)+([.Y10]^2)+([.AA10]^2)+([.AC10]^2)+([.AE10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10</text:p>
          </table:table-cell>
          <table:table-cell office:value-type="float" office:value="10" calcext:value-type="float">
            <text:p>10</text:p>
          </table:table-cell>
          <table:table-cell table:formula="of:=ABS([.B11]-[.$N11])" office:value-type="float" office:value="5.83333333333333" calcext:value-type="float">
            <text:p>5,83333333333333</text:p>
          </table:table-cell>
          <table:table-cell office:value-type="float" office:value="0" calcext:value-type="float">
            <text:p>0</text:p>
          </table:table-cell>
          <table:table-cell table:formula="of:=ABS([.D11]-[.$N11]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 table:formula="of:=ABS([.F11]-[.$N11])" office:value-type="float" office:value="4.16666666666667" calcext:value-type="float">
            <text:p>4,16666666666667</text:p>
          </table:table-cell>
          <table:table-cell office:value-type="float" office:value="9" calcext:value-type="float">
            <text:p>9</text:p>
          </table:table-cell>
          <table:table-cell table:formula="of:=ABS([.H11]-[.$N11])" office:value-type="float" office:value="4.83333333333333" calcext:value-type="float">
            <text:p>4,83333333333333</text:p>
          </table:table-cell>
          <table:table-cell office:value-type="float" office:value="3" calcext:value-type="float">
            <text:p>3</text:p>
          </table:table-cell>
          <table:table-cell table:formula="of:=ABS([.J11]-[.$N11])" office:value-type="float" office:value="1.16666666666667" calcext:value-type="float">
            <text:p>1,16666666666667</text:p>
          </table:table-cell>
          <table:table-cell office:value-type="float" office:value="3" calcext:value-type="float">
            <text:p>3</text:p>
          </table:table-cell>
          <table:table-cell table:formula="of:=ABS([.L11]-[.$N11])" office:value-type="float" office:value="1.16666666666667" calcext:value-type="float">
            <text:p>1,16666666666667</text:p>
          </table:table-cell>
          <table:table-cell table:formula="of:=SUM([.B11];[.D11];[.F11];[.H11];[.J11];[.L11])/6" office:value-type="float" office:value="4.16666666666667" calcext:value-type="float">
            <text:p>4,16666666666667</text:p>
          </table:table-cell>
          <table:table-cell table:formula="of:=(([.C11]^2)+([.E11]^2)+([.G11]^2)+([.I11]^2)+([.K11]^2)+([.M11]^2))/6" office:value-type="float" office:value="15.8055555555556" calcext:value-type="float">
            <text:p>15,8055555555556</text:p>
          </table:table-cell>
          <table:table-cell table:number-columns-repeated="3"/>
          <table:table-cell office:value-type="string" calcext:value-type="string">
            <text:p>Repository 10</text:p>
          </table:table-cell>
          <table:table-cell office:value-type="float" office:value="10" calcext:value-type="float">
            <text:p>10</text:p>
          </table:table-cell>
          <table:table-cell table:formula="of:=ABS([.T11]-[.$AF1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11]-[.$AF1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11]-[.$AF1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11]-[.$AF1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11]-[.$AF1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11]-[.$AF11])" office:value-type="float" office:value="0" calcext:value-type="float">
            <text:p>0</text:p>
          </table:table-cell>
          <table:table-cell table:formula="of:=SUM([.T11];[.V11];[.X11];[.Z11];[.AB11];[.AD11])/6" office:value-type="float" office:value="10" calcext:value-type="float">
            <text:p>10</text:p>
          </table:table-cell>
          <table:table-cell table:formula="of:=(([.U11]^2)+([.W11]^2)+([.Y11]^2)+([.AA11]^2)+([.AC11]^2)+([.AE11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11</text:p>
          </table:table-cell>
          <table:table-cell office:value-type="float" office:value="9" calcext:value-type="float">
            <text:p>9</text:p>
          </table:table-cell>
          <table:table-cell table:formula="of:=ABS([.B12]-[.$N12])" office:value-type="float" office:value="5.16666666666667" calcext:value-type="float">
            <text:p>5,16666666666667</text:p>
          </table:table-cell>
          <table:table-cell office:value-type="float" office:value="0" calcext:value-type="float">
            <text:p>0</text:p>
          </table:table-cell>
          <table:table-cell table:formula="of:=ABS([.D12]-[.$N12])" office:value-type="float" office:value="3.83333333333333" calcext:value-type="float">
            <text:p>3,83333333333333</text:p>
          </table:table-cell>
          <table:table-cell office:value-type="float" office:value="0" calcext:value-type="float">
            <text:p>0</text:p>
          </table:table-cell>
          <table:table-cell table:formula="of:=ABS([.F12]-[.$N12])" office:value-type="float" office:value="3.83333333333333" calcext:value-type="float">
            <text:p>3,83333333333333</text:p>
          </table:table-cell>
          <table:table-cell office:value-type="float" office:value="9" calcext:value-type="float">
            <text:p>9</text:p>
          </table:table-cell>
          <table:table-cell table:formula="of:=ABS([.H12]-[.$N12])" office:value-type="float" office:value="5.16666666666667" calcext:value-type="float">
            <text:p>5,16666666666667</text:p>
          </table:table-cell>
          <table:table-cell office:value-type="float" office:value="2" calcext:value-type="float">
            <text:p>2</text:p>
          </table:table-cell>
          <table:table-cell table:formula="of:=ABS([.J12]-[.$N12])" office:value-type="float" office:value="1.83333333333333" calcext:value-type="float">
            <text:p>1,83333333333333</text:p>
          </table:table-cell>
          <table:table-cell office:value-type="float" office:value="3" calcext:value-type="float">
            <text:p>3</text:p>
          </table:table-cell>
          <table:table-cell table:formula="of:=ABS([.L12]-[.$N12])" office:value-type="float" office:value="0.833333333333333" calcext:value-type="float">
            <text:p>0,833333333333333</text:p>
          </table:table-cell>
          <table:table-cell table:formula="of:=SUM([.B12];[.D12];[.F12];[.H12];[.J12];[.L12])/6" office:value-type="float" office:value="3.83333333333333" calcext:value-type="float">
            <text:p>3,83333333333333</text:p>
          </table:table-cell>
          <table:table-cell table:formula="of:=(([.C12]^2)+([.E12]^2)+([.G12]^2)+([.I12]^2)+([.K12]^2)+([.M12]^2))/6" office:value-type="float" office:value="14.4722222222222" calcext:value-type="float">
            <text:p>14,4722222222222</text:p>
          </table:table-cell>
          <table:table-cell table:number-columns-repeated="3"/>
          <table:table-cell office:value-type="string" calcext:value-type="string">
            <text:p>Repository 11</text:p>
          </table:table-cell>
          <table:table-cell office:value-type="float" office:value="10" calcext:value-type="float">
            <text:p>10</text:p>
          </table:table-cell>
          <table:table-cell table:formula="of:=ABS([.T12]-[.$AF1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12]-[.$AF1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12]-[.$AF1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12]-[.$AF1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12]-[.$AF1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12]-[.$AF12])" office:value-type="float" office:value="0" calcext:value-type="float">
            <text:p>0</text:p>
          </table:table-cell>
          <table:table-cell table:formula="of:=SUM([.T12];[.V12];[.X12];[.Z12];[.AB12];[.AD12])/6" office:value-type="float" office:value="10" calcext:value-type="float">
            <text:p>10</text:p>
          </table:table-cell>
          <table:table-cell table:formula="of:=(([.U12]^2)+([.W12]^2)+([.Y12]^2)+([.AA12]^2)+([.AC12]^2)+([.AE12]^2))/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12</text:p>
          </table:table-cell>
          <table:table-cell office:value-type="float" office:value="10" calcext:value-type="float">
            <text:p>10</text:p>
          </table:table-cell>
          <table:table-cell table:formula="of:=ABS([.B13]-[.$N1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ABS([.D13]-[.$N1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BS([.F13]-[.$N13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BS([.H13]-[.$N13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BS([.J13]-[.$N13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L13]-[.$N13])" office:value-type="float" office:value="1" calcext:value-type="float">
            <text:p>1</text:p>
          </table:table-cell>
          <table:table-cell table:formula="of:=SUM([.B13];[.D13];[.F13];[.H13];[.J13];[.L13])/6" office:value-type="float" office:value="4" calcext:value-type="float">
            <text:p>4</text:p>
          </table:table-cell>
          <table:table-cell table:formula="of:=(([.C13]^2)+([.E13]^2)+([.G13]^2)+([.I13]^2)+([.K13]^2)+([.M13]^2))/6" office:value-type="float" office:value="16.3333333333333" calcext:value-type="float">
            <text:p>16,3333333333333</text:p>
          </table:table-cell>
          <table:table-cell table:number-columns-repeated="3"/>
          <table:table-cell office:value-type="string" calcext:value-type="string">
            <text:p>Repository 12</text:p>
          </table:table-cell>
          <table:table-cell office:value-type="float" office:value="10" calcext:value-type="float">
            <text:p>10</text:p>
          </table:table-cell>
          <table:table-cell table:formula="of:=ABS([.T13]-[.$AF1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V13]-[.$AF1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X13]-[.$AF1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Z13]-[.$AF1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B13]-[.$AF1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AD13]-[.$AF13])" office:value-type="float" office:value="0" calcext:value-type="float">
            <text:p>0</text:p>
          </table:table-cell>
          <table:table-cell table:formula="of:=SUM([.T13];[.V13];[.X13];[.Z13];[.AB13];[.AD13])/6" office:value-type="float" office:value="10" calcext:value-type="float">
            <text:p>10</text:p>
          </table:table-cell>
          <table:table-cell table:formula="of:=(([.U13]^2)+([.W13]^2)+([.Y13]^2)+([.AA13]^2)+([.AC13]^2)+([.AE13]^2))/6" office:value-type="float" office:value="0" calcext:value-type="float">
            <text:p>0</text:p>
          </table:table-cell>
        </table:table-row>
      </table:table>
      <table:table table:name="Planilha2" table:style-name="ta1">
        <table:shapes>
          <draw:frame draw:z-index="0" draw:style-name="gr1" draw:text-style-name="P1" svg:width="159.99mm" svg:height="89.99mm" svg:x="4.25mm" svg:y="72.76mm">
            <loext:p draw:notify-on-update-of-ranges="Planilha2.A9:Planilha2.A9 Planilha2.A10:Planilha2.A15 Planilha2.N9:Planilha2.N9 Planilha2.N10:Planilha2.N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Repository 1</text:p>
          </table:table-cell>
          <table:table-cell office:value-type="string" calcext:value-type="string">
            <text:p>Repository 2</text:p>
          </table:table-cell>
          <table:table-cell office:value-type="string" calcext:value-type="string">
            <text:p>Repository 3</text:p>
          </table:table-cell>
          <table:table-cell office:value-type="string" calcext:value-type="string">
            <text:p>Repository 4</text:p>
          </table:table-cell>
          <table:table-cell office:value-type="string" calcext:value-type="string">
            <text:p>Repository 5</text:p>
          </table:table-cell>
          <table:table-cell office:value-type="string" calcext:value-type="string">
            <text:p>Repository 6</text:p>
          </table:table-cell>
          <table:table-cell office:value-type="string" calcext:value-type="string">
            <text:p>Repository 7</text:p>
          </table:table-cell>
          <table:table-cell office:value-type="string" calcext:value-type="string">
            <text:p>Repository 8</text:p>
          </table:table-cell>
          <table:table-cell office:value-type="string" calcext:value-type="string">
            <text:p>Repository 9</text:p>
          </table:table-cell>
          <table:table-cell office:value-type="string" calcext:value-type="string">
            <text:p>Repository 10</text:p>
          </table:table-cell>
          <table:table-cell office:value-type="string" calcext:value-type="string">
            <text:p>Repository 11</text:p>
          </table:table-cell>
          <table:table-cell office:value-type="string" calcext:value-type="string">
            <text:p>Repository 1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B2:.M2])/12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M3])/12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4:.M4])/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SUM([.B5:.M5])/12" office:value-type="float" office:value="7.33333333333333" calcext:value-type="float">
            <text:p>7,33333333333333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6:.M6])/12" office:value-type="float" office:value="1.41666666666667" calcext:value-type="float">
            <text:p>1,41666666666667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7:.M7])/12" office:value-type="float" office:value="2.41666666666667" calcext:value-type="float">
            <text:p>2,4166666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cenarios</text:p>
          </table:table-cell>
          <table:table-cell table:style-name="ce2" office:value-type="string" calcext:value-type="string" table:number-columns-spanned="12" table:number-rows-spanned="1">
            <text:p>Deviation</text:p>
          </table:table-cell>
          <table:covered-table-cell table:number-columns-repeated="11"/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formula="of:=ABS([.$N2]-[.B2])" office:value-type="float" office:value="5.5" calcext:value-type="float">
            <text:p>5,5</text:p>
          </table:table-cell>
          <table:table-cell table:formula="of:=ABS([.$N2]-[.C2])" office:value-type="float" office:value="0.5" calcext:value-type="float">
            <text:p>0,5</text:p>
          </table:table-cell>
          <table:table-cell table:formula="of:=ABS([.$N2]-[.D2])" office:value-type="float" office:value="3.5" calcext:value-type="float">
            <text:p>3,5</text:p>
          </table:table-cell>
          <table:table-cell table:formula="of:=ABS([.$N2]-[.E2])" office:value-type="float" office:value="0.5" calcext:value-type="float">
            <text:p>0,5</text:p>
          </table:table-cell>
          <table:table-cell table:formula="of:=ABS([.$N2]-[.F2])" office:value-type="float" office:value="0.5" calcext:value-type="float">
            <text:p>0,5</text:p>
          </table:table-cell>
          <table:table-cell table:formula="of:=ABS([.$N2]-[.G2])" office:value-type="float" office:value="2.5" calcext:value-type="float">
            <text:p>2,5</text:p>
          </table:table-cell>
          <table:table-cell table:formula="of:=ABS([.$N2]-[.H2])" office:value-type="float" office:value="1.5" calcext:value-type="float">
            <text:p>1,5</text:p>
          </table:table-cell>
          <table:table-cell table:formula="of:=ABS([.$N2]-[.I2])" office:value-type="float" office:value="1.5" calcext:value-type="float">
            <text:p>1,5</text:p>
          </table:table-cell>
          <table:table-cell table:formula="of:=ABS([.$N2]-[.J2])" office:value-type="float" office:value="2.5" calcext:value-type="float">
            <text:p>2,5</text:p>
          </table:table-cell>
          <table:table-cell table:formula="of:=ABS([.$N2]-[.K2])" office:value-type="float" office:value="3.5" calcext:value-type="float">
            <text:p>3,5</text:p>
          </table:table-cell>
          <table:table-cell table:formula="of:=ABS([.$N2]-[.L2])" office:value-type="float" office:value="2.5" calcext:value-type="float">
            <text:p>2,5</text:p>
          </table:table-cell>
          <table:table-cell table:formula="of:=ABS([.$N2]-[.M2])" office:value-type="float" office:value="3.5" calcext:value-type="float">
            <text:p>3,5</text:p>
          </table:table-cell>
          <table:table-cell table:formula="of:=(([.B10]^2)+([.C10]^2)+([.D10]^2)+([.E10]^2)+([.F10]^2)+([.G10]^2)+([.H10]^2)+([.I10]^2)+([.J10]^2)+([.K10]^2)+([.L10]^2)+([.M10]^2))/12" office:value-type="float" office:value="7.58333333333333" calcext:value-type="float">
            <text:p>7,58333333333333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formula="of:=ABS([.$N3]-[.B3])" office:value-type="float" office:value="0.333333333333333" calcext:value-type="float">
            <text:p>0,333333333333333</text:p>
          </table:table-cell>
          <table:table-cell table:formula="of:=ABS([.$N3]-[.C3])" office:value-type="float" office:value="0.333333333333333" calcext:value-type="float">
            <text:p>0,333333333333333</text:p>
          </table:table-cell>
          <table:table-cell table:formula="of:=ABS([.$N3]-[.D3])" office:value-type="float" office:value="0.333333333333333" calcext:value-type="float">
            <text:p>0,333333333333333</text:p>
          </table:table-cell>
          <table:table-cell table:formula="of:=ABS([.$N3]-[.E3])" office:value-type="float" office:value="0.333333333333333" calcext:value-type="float">
            <text:p>0,333333333333333</text:p>
          </table:table-cell>
          <table:table-cell table:formula="of:=ABS([.$N3]-[.F3])" office:value-type="float" office:value="0.666666666666667" calcext:value-type="float">
            <text:p>0,666666666666667</text:p>
          </table:table-cell>
          <table:table-cell table:formula="of:=ABS([.$N3]-[.G3])" office:value-type="float" office:value="0.333333333333333" calcext:value-type="float">
            <text:p>0,333333333333333</text:p>
          </table:table-cell>
          <table:table-cell table:formula="of:=ABS([.$N3]-[.H3])" office:value-type="float" office:value="0.666666666666667" calcext:value-type="float">
            <text:p>0,666666666666667</text:p>
          </table:table-cell>
          <table:table-cell table:formula="of:=ABS([.$N3]-[.I3])" office:value-type="float" office:value="0.666666666666667" calcext:value-type="float">
            <text:p>0,666666666666667</text:p>
          </table:table-cell>
          <table:table-cell table:formula="of:=ABS([.$N3]-[.J3])" office:value-type="float" office:value="0.666666666666667" calcext:value-type="float">
            <text:p>0,666666666666667</text:p>
          </table:table-cell>
          <table:table-cell table:formula="of:=ABS([.$N3]-[.K3])" office:value-type="float" office:value="0.333333333333333" calcext:value-type="float">
            <text:p>0,333333333333333</text:p>
          </table:table-cell>
          <table:table-cell table:formula="of:=ABS([.$N3]-[.L3])" office:value-type="float" office:value="0.333333333333333" calcext:value-type="float">
            <text:p>0,333333333333333</text:p>
          </table:table-cell>
          <table:table-cell table:formula="of:=ABS([.$N3]-[.M3])" office:value-type="float" office:value="0.333333333333333" calcext:value-type="float">
            <text:p>0,333333333333333</text:p>
          </table:table-cell>
          <table:table-cell table:formula="of:=(([.B11]^2)+([.C11]^2)+([.D11]^2)+([.E11]^2)+([.F11]^2)+([.G11]^2)+([.H11]^2)+([.I11]^2)+([.J11]^2)+([.K11]^2)+([.L11]^2)+([.M11]^2))/12" office:value-type="float" office:value="0.222222222222222" calcext:value-type="float">
            <text:p>0,222222222222222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formula="of:=ABS([.$N4]-[.B4])" office:value-type="float" office:value="0" calcext:value-type="float">
            <text:p>0</text:p>
          </table:table-cell>
          <table:table-cell table:formula="of:=ABS([.$N4]-[.C4])" office:value-type="float" office:value="0" calcext:value-type="float">
            <text:p>0</text:p>
          </table:table-cell>
          <table:table-cell table:formula="of:=ABS([.$N4]-[.D4])" office:value-type="float" office:value="0" calcext:value-type="float">
            <text:p>0</text:p>
          </table:table-cell>
          <table:table-cell table:formula="of:=ABS([.$N4]-[.E4])" office:value-type="float" office:value="0" calcext:value-type="float">
            <text:p>0</text:p>
          </table:table-cell>
          <table:table-cell table:formula="of:=ABS([.$N4]-[.F4])" office:value-type="float" office:value="0" calcext:value-type="float">
            <text:p>0</text:p>
          </table:table-cell>
          <table:table-cell table:formula="of:=ABS([.$N4]-[.G4])" office:value-type="float" office:value="0" calcext:value-type="float">
            <text:p>0</text:p>
          </table:table-cell>
          <table:table-cell table:formula="of:=ABS([.$N4]-[.H4])" office:value-type="float" office:value="0" calcext:value-type="float">
            <text:p>0</text:p>
          </table:table-cell>
          <table:table-cell table:formula="of:=ABS([.$N4]-[.I4])" office:value-type="float" office:value="0" calcext:value-type="float">
            <text:p>0</text:p>
          </table:table-cell>
          <table:table-cell table:formula="of:=ABS([.$N4]-[.J4])" office:value-type="float" office:value="0" calcext:value-type="float">
            <text:p>0</text:p>
          </table:table-cell>
          <table:table-cell table:formula="of:=ABS([.$N4]-[.K4])" office:value-type="float" office:value="0" calcext:value-type="float">
            <text:p>0</text:p>
          </table:table-cell>
          <table:table-cell table:formula="of:=ABS([.$N4]-[.L4])" office:value-type="float" office:value="0" calcext:value-type="float">
            <text:p>0</text:p>
          </table:table-cell>
          <table:table-cell table:formula="of:=ABS([.$N4]-[.M4])" office:value-type="float" office:value="0" calcext:value-type="float">
            <text:p>0</text:p>
          </table:table-cell>
          <table:table-cell table:formula="of:=(([.B12]^2)+([.C12]^2)+([.D12]^2)+([.E12]^2)+([.F12]^2)+([.G12]^2)+([.H12]^2)+([.I12]^2)+([.J12]^2)+([.K12]^2)+([.L12]^2)+([.M12]^2))/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 table:formula="of:=ABS([.$N5]-[.B5])" office:value-type="float" office:value="2.33333333333333" calcext:value-type="float">
            <text:p>2,33333333333333</text:p>
          </table:table-cell>
          <table:table-cell table:formula="of:=ABS([.$N5]-[.C5])" office:value-type="float" office:value="1.33333333333333" calcext:value-type="float">
            <text:p>1,33333333333333</text:p>
          </table:table-cell>
          <table:table-cell table:formula="of:=ABS([.$N5]-[.D5])" office:value-type="float" office:value="2.66666666666667" calcext:value-type="float">
            <text:p>2,66666666666667</text:p>
          </table:table-cell>
          <table:table-cell table:formula="of:=ABS([.$N5]-[.E5])" office:value-type="float" office:value="6.33333333333333" calcext:value-type="float">
            <text:p>6,33333333333333</text:p>
          </table:table-cell>
          <table:table-cell table:formula="of:=ABS([.$N5]-[.F5])" office:value-type="float" office:value="1.33333333333333" calcext:value-type="float">
            <text:p>1,33333333333333</text:p>
          </table:table-cell>
          <table:table-cell table:formula="of:=ABS([.$N5]-[.G5])" office:value-type="float" office:value="0.666666666666667" calcext:value-type="float">
            <text:p>0,666666666666667</text:p>
          </table:table-cell>
          <table:table-cell table:formula="of:=ABS([.$N5]-[.H5])" office:value-type="float" office:value="2.66666666666667" calcext:value-type="float">
            <text:p>2,66666666666667</text:p>
          </table:table-cell>
          <table:table-cell table:formula="of:=ABS([.$N5]-[.I5])" office:value-type="float" office:value="0.666666666666667" calcext:value-type="float">
            <text:p>0,666666666666667</text:p>
          </table:table-cell>
          <table:table-cell table:formula="of:=ABS([.$N5]-[.J5])" office:value-type="float" office:value="0.333333333333333" calcext:value-type="float">
            <text:p>0,333333333333333</text:p>
          </table:table-cell>
          <table:table-cell table:formula="of:=ABS([.$N5]-[.K5])" office:value-type="float" office:value="1.66666666666667" calcext:value-type="float">
            <text:p>1,66666666666667</text:p>
          </table:table-cell>
          <table:table-cell table:formula="of:=ABS([.$N5]-[.L5])" office:value-type="float" office:value="1.66666666666667" calcext:value-type="float">
            <text:p>1,66666666666667</text:p>
          </table:table-cell>
          <table:table-cell table:formula="of:=ABS([.$N5]-[.M5])" office:value-type="float" office:value="1.66666666666667" calcext:value-type="float">
            <text:p>1,66666666666667</text:p>
          </table:table-cell>
          <table:table-cell table:formula="of:=(([.B13]^2)+([.C13]^2)+([.D13]^2)+([.E13]^2)+([.F13]^2)+([.G13]^2)+([.H13]^2)+([.I13]^2)+([.J13]^2)+([.K13]^2)+([.L13]^2)+([.M13]^2))/12" office:value-type="float" office:value="6.05555555555555" calcext:value-type="float">
            <text:p>6,05555555555555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 table:formula="of:=ABS([.$N6]-[.B6])" office:value-type="float" office:value="1.41666666666667" calcext:value-type="float">
            <text:p>1,41666666666667</text:p>
          </table:table-cell>
          <table:table-cell table:formula="of:=ABS([.$N6]-[.C6])" office:value-type="float" office:value="1.41666666666667" calcext:value-type="float">
            <text:p>1,41666666666667</text:p>
          </table:table-cell>
          <table:table-cell table:formula="of:=ABS([.$N6]-[.D6])" office:value-type="float" office:value="0.416666666666667" calcext:value-type="float">
            <text:p>0,416666666666667</text:p>
          </table:table-cell>
          <table:table-cell table:formula="of:=ABS([.$N6]-[.E6])" office:value-type="float" office:value="0.416666666666667" calcext:value-type="float">
            <text:p>0,416666666666667</text:p>
          </table:table-cell>
          <table:table-cell table:formula="of:=ABS([.$N6]-[.F6])" office:value-type="float" office:value="1.58333333333333" calcext:value-type="float">
            <text:p>1,58333333333333</text:p>
          </table:table-cell>
          <table:table-cell table:formula="of:=ABS([.$N6]-[.G6])" office:value-type="float" office:value="0.416666666666667" calcext:value-type="float">
            <text:p>0,416666666666667</text:p>
          </table:table-cell>
          <table:table-cell table:formula="of:=ABS([.$N6]-[.H6])" office:value-type="float" office:value="0.583333333333333" calcext:value-type="float">
            <text:p>0,583333333333333</text:p>
          </table:table-cell>
          <table:table-cell table:formula="of:=ABS([.$N6]-[.I6])" office:value-type="float" office:value="1.41666666666667" calcext:value-type="float">
            <text:p>1,41666666666667</text:p>
          </table:table-cell>
          <table:table-cell table:formula="of:=ABS([.$N6]-[.J6])" office:value-type="float" office:value="0.583333333333333" calcext:value-type="float">
            <text:p>0,583333333333333</text:p>
          </table:table-cell>
          <table:table-cell table:formula="of:=ABS([.$N6]-[.K6])" office:value-type="float" office:value="1.58333333333333" calcext:value-type="float">
            <text:p>1,58333333333333</text:p>
          </table:table-cell>
          <table:table-cell table:formula="of:=ABS([.$N6]-[.L6])" office:value-type="float" office:value="0.583333333333333" calcext:value-type="float">
            <text:p>0,583333333333333</text:p>
          </table:table-cell>
          <table:table-cell table:formula="of:=ABS([.$N6]-[.M6])" office:value-type="float" office:value="0.583333333333333" calcext:value-type="float">
            <text:p>0,583333333333333</text:p>
          </table:table-cell>
          <table:table-cell table:formula="of:=(([.B14]^2)+([.C14]^2)+([.D14]^2)+([.E14]^2)+([.F14]^2)+([.G14]^2)+([.H14]^2)+([.I14]^2)+([.J14]^2)+([.K14]^2)+([.L14]^2)+([.M14]^2))/12" office:value-type="float" office:value="1.07638888888889" calcext:value-type="float">
            <text:p>1,07638888888889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 table:formula="of:=ABS([.$N7]-[.B7])" office:value-type="float" office:value="2.41666666666667" calcext:value-type="float">
            <text:p>2,41666666666667</text:p>
          </table:table-cell>
          <table:table-cell table:formula="of:=ABS([.$N7]-[.C7])" office:value-type="float" office:value="0.416666666666667" calcext:value-type="float">
            <text:p>0,416666666666667</text:p>
          </table:table-cell>
          <table:table-cell table:formula="of:=ABS([.$N7]-[.D7])" office:value-type="float" office:value="0.416666666666667" calcext:value-type="float">
            <text:p>0,416666666666667</text:p>
          </table:table-cell>
          <table:table-cell table:formula="of:=ABS([.$N7]-[.E7])" office:value-type="float" office:value="0.583333333333334" calcext:value-type="float">
            <text:p>0,583333333333334</text:p>
          </table:table-cell>
          <table:table-cell table:formula="of:=ABS([.$N7]-[.F7])" office:value-type="float" office:value="1.41666666666667" calcext:value-type="float">
            <text:p>1,41666666666667</text:p>
          </table:table-cell>
          <table:table-cell table:formula="of:=ABS([.$N7]-[.G7])" office:value-type="float" office:value="0.416666666666667" calcext:value-type="float">
            <text:p>0,416666666666667</text:p>
          </table:table-cell>
          <table:table-cell table:formula="of:=ABS([.$N7]-[.H7])" office:value-type="float" office:value="0.416666666666667" calcext:value-type="float">
            <text:p>0,416666666666667</text:p>
          </table:table-cell>
          <table:table-cell table:formula="of:=ABS([.$N7]-[.I7])" office:value-type="float" office:value="1.58333333333333" calcext:value-type="float">
            <text:p>1,58333333333333</text:p>
          </table:table-cell>
          <table:table-cell table:formula="of:=ABS([.$N7]-[.J7])" office:value-type="float" office:value="1.58333333333333" calcext:value-type="float">
            <text:p>1,58333333333333</text:p>
          </table:table-cell>
          <table:table-cell table:formula="of:=ABS([.$N7]-[.K7])" office:value-type="float" office:value="0.583333333333334" calcext:value-type="float">
            <text:p>0,583333333333334</text:p>
          </table:table-cell>
          <table:table-cell table:formula="of:=ABS([.$N7]-[.L7])" office:value-type="float" office:value="0.583333333333334" calcext:value-type="float">
            <text:p>0,583333333333334</text:p>
          </table:table-cell>
          <table:table-cell table:formula="of:=ABS([.$N7]-[.M7])" office:value-type="float" office:value="0.583333333333334" calcext:value-type="float">
            <text:p>0,583333333333334</text:p>
          </table:table-cell>
          <table:table-cell table:formula="of:=(([.B15]^2)+([.C15]^2)+([.D15]^2)+([.E15]^2)+([.F15]^2)+([.G15]^2)+([.H15]^2)+([.I15]^2)+([.J15]^2)+([.K15]^2)+([.L15]^2)+([.M15]^2))/12" office:value-type="float" office:value="1.24305555555556" calcext:value-type="float">
            <text:p>1,2430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rcules Sant'Ana da Silva José</meta:initial-creator>
    <meta:creation-date>2017-05-05T18:03:42.809341000</meta:creation-date>
    <meta:generator>LibreOffice/5.3.2.2$MacOSX_X86_64 LibreOffice_project/6cd4f1ef626f15116896b1d8e1398b56da0d0ee1</meta:generator>
    <dc:date>2017-05-06T08:42:26.534345000</dc:date>
    <dc:creator>Hércules Sant'Ana da Silva José</dc:creator>
    <meta:editing-duration>PT42M51S</meta:editing-duration>
    <meta:editing-cycles>3</meta:editing-cycles>
    <meta:document-statistic meta:table-count="2" meta:cell-count="5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02cm" svg:height="9.745cm" xlink:href=".." xlink:type="simple" chart:class="chart:line" chart:style-name="ch1">
        <chart:legend chart:legend-position="end" svg:x="14.642cm" svg:y="4.587cm" style:legend-expansion="high" chart:style-name="ch2"/>
        <chart:plot-area chart:style-name="ch3" table:cell-range-address="Planilha1.A1:Planilha1.A13 Planilha1.O1:Planilha1.O13" chart:data-source-has-labels="both" svg:x="0.346cm" svg:y="0.194cm" svg:width="13.95cm" svg:height="9.357cm">
          <chartooo:coordinate-region svg:x="1.346cm" svg:y="0.194cm" svg:width="12.332cm" svg:height="7.175cm"/>
          <chart:axis chart:dimension="x" chart:name="primary-x" chart:style-name="ch4" chartooo:axis-type="auto">
            <chartooo:date-scale/>
            <chart:categories table:cell-range-address="Planilha1.A2:Planilha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O2:Planilha1.O13" chart:label-cell-address="Planilha1.O1:Planilha1.O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ce</text:p>
                <draw:g>
                  <svg:desc>Planilha1.O1:Planilh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ository 1</text:p>
                <draw:g>
                  <svg:desc>Planilha1.A2:Planilha1.A13</svg:desc>
                </draw:g>
              </table:table-cell>
              <table:table-cell office:value-type="float" office:value="3.33333333333333">
                <text:p>3.33333333333333</text:p>
                <draw:g>
                  <svg:desc>Planilha1.O2:Planilha1.O13</svg:desc>
                </draw:g>
              </table:table-cell>
            </table:table-row>
            <table:table-row>
              <table:table-cell office:value-type="string">
                <text:p>Repository 2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Repository 3</text:p>
              </table:table-cell>
              <table:table-cell office:value-type="float" office:value="11.8888888888889">
                <text:p>11.8888888888889</text:p>
              </table:table-cell>
            </table:table-row>
            <table:table-row>
              <table:table-cell office:value-type="string">
                <text:p>Repository 4</text:p>
              </table:table-cell>
              <table:table-cell office:value-type="float" office:value="4.47222222222222">
                <text:p>4.47222222222222</text:p>
              </table:table-cell>
            </table:table-row>
            <table:table-row>
              <table:table-cell office:value-type="string">
                <text:p>Repository 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pository 6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Repository 7</text:p>
              </table:table-cell>
              <table:table-cell office:value-type="float" office:value="14.1388888888889">
                <text:p>14.1388888888889</text:p>
              </table:table-cell>
            </table:table-row>
            <table:table-row>
              <table:table-cell office:value-type="string">
                <text:p>Repository 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Repository 9</text:p>
              </table:table-cell>
              <table:table-cell office:value-type="float" office:value="10.4722222222222">
                <text:p>10.4722222222222</text:p>
              </table:table-cell>
            </table:table-row>
            <table:table-row>
              <table:table-cell office:value-type="string">
                <text:p>Repository 10</text:p>
              </table:table-cell>
              <table:table-cell office:value-type="float" office:value="15.8055555555556">
                <text:p>15.8055555555556</text:p>
              </table:table-cell>
            </table:table-row>
            <table:table-row>
              <table:table-cell office:value-type="string">
                <text:p>Repository 11</text:p>
              </table:table-cell>
              <table:table-cell office:value-type="float" office:value="14.4722222222222">
                <text:p>14.4722222222222</text:p>
              </table:table-cell>
            </table:table-row>
            <table:table-row>
              <table:table-cell office:value-type="string">
                <text:p>Repository 12</text:p>
              </table:table-cell>
              <table:table-cell office:value-type="float" office:value="16.3333333333333">
                <text:p>16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4cm" svg:y="4.215cm" style:legend-expansion="high" chart:style-name="ch2"/>
        <chart:plot-area chart:style-name="ch3" table:cell-range-address="Planilha2.A9:Planilha2.A15 Planilha2.N9:Planilha2.N15" chart:data-source-has-labels="both" svg:x="0.32cm" svg:y="0.18cm" svg:width="12.7cm" svg:height="8.64cm">
          <chartooo:coordinate-region svg:x="0.756cm" svg:y="0.365cm" svg:width="12.112cm" svg:height="7.836cm"/>
          <chart:axis chart:dimension="x" chart:name="primary-x" chart:style-name="ch4" chartooo:axis-type="auto">
            <chartooo:date-scale/>
            <chart:categories table:cell-range-address="Planilha2.A10:Planilha2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N10:Planilha2.N15" chart:label-cell-address="Planilha2.N9:Planilha2.N9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ce</text:p>
                <draw:g>
                  <svg:desc>Planilha2.N9:Planilha2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º</text:p>
                <draw:g>
                  <svg:desc>Planilha2.A10:Planilha2.A15</svg:desc>
                </draw:g>
              </table:table-cell>
              <table:table-cell office:value-type="float" office:value="7.58333333333333">
                <text:p>7.58333333333333</text:p>
                <draw:g>
                  <svg:desc>Planilha2.N10:Planilha2.N15</svg:desc>
                </draw:g>
              </table:table-cell>
            </table:table-row>
            <table:table-row>
              <table:table-cell office:value-type="string">
                <text:p>3º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4º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º</text:p>
              </table:table-cell>
              <table:table-cell office:value-type="float" office:value="6.05555555555555">
                <text:p>6.05555555555555</text:p>
              </table:table-cell>
            </table:table-row>
            <table:table-row>
              <table:table-cell office:value-type="string">
                <text:p>6º</text:p>
              </table:table-cell>
              <table:table-cell office:value-type="float" office:value="1.07638888888889">
                <text:p>1.07638888888889</text:p>
              </table:table-cell>
            </table:table-row>
            <table:table-row>
              <table:table-cell office:value-type="string">
                <text:p>7º</text:p>
              </table:table-cell>
              <table:table-cell office:value-type="float" office:value="1.24305555555556">
                <text:p>1.243055555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